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6.2441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ientes2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BDULLA NASSER &amp; ASSOCIAT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DM. NAC. USINAS Y TRANS. ELE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DM.PROV.ENERG.LA PAMP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dm.Provincial de Energía de La Pamp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GROPECUARIA SAN ANTONI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DYL ARGENTIN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TRAK SRL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LUMINI ENGENHARIA S.A. SUCURSAL ARGENTIN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lumini Engenharia SA Montelectro 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LUMINI ENGENHARIA SA MONTELECTRO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lumini Engenharia SA Montelectro SA -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lumini Engenharia SA Montelectro SA - FORMO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LUMINI FUJIAN AR S.A - SOWIC S.A - LTP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LUSA ENGENHARIA S.A. MONTELECTR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USA-MONTELECTRO U.T.E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UVI CONSTRUCCIONES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ERICAN SUPPLY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MPER S.A - MONTELECTRO S.A - UNION TRANSITO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PER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PER-MONTELECT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PER-MONTELECTRO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GEL ESTRADA Y COMPAÑI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R Energy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AUCARIA ENERG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GENCOBR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GUL Y CI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SA ELECTRICIDA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TELE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UTOBAT S.A.C.I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UTOPISTAS DE BUENOS AIRES SA (AUBA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UTOPISTAS DE BUENOS AIRES SA (AUBAS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. P.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GNOL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UZA INGENIERIA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ELTZER ERNESTO RAU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GCONS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LANCO MONTAJE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OUCHARD TRES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P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RANA HNOS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RANA HNOS.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RICAD REDES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RUSHLESS S R L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BUFFA DE LORENZO JONATHAN DAN</text:p>
            <text:p>Direccion: CABEZON JOSE LEON 2349 Remito Nº: Fac. Sal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MPO MARTIN CAMIL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RTELLONE OIL&amp;GAS S.A.U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UTIO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LULOSA ARA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MAD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NTRAL PUERT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NTRAL TERMICA ROC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NTRO ELECTRICO BARILOCHE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SA-PRIMONTI-COMINTEL UT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EYM SA - Compañia Eléctrica y Mecáni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HEVRON ARGENTINA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IA. ELECT. PERGAMI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IE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DENSA SA ES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EMYC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MERCIAL &amp; LOGISTICA GENERAL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ERSION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INTEL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INTEL-CESA-PRIMONTE UT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MISION TECNICA MIXTA DE SALTO GRAND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MPAÑIA ARGENTINA DE LEVADURAS S A I 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PAÑIA DE MONTAJE S.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NSORCIO DE COPROPIETARIOS DEL PARQU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 DE PROVISION DE SERVICIOS ELECTRIC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OP ELEC DE BOLIVAR LT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OP ELECTRICA MONTE HERMOSO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. DE ELECTRICIDAD Y OTROS SERVICI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OP. E. RURAL DE GUANACA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OP. E. RURAL DE GUANANCA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OP. ELEC. CONCORDIA LTD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. ELECTRICA MONTE HERMOSO Ltd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op. F.E.L Ltda. de Laboulay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.ELEC.O y S PUBLICOS "LA PLAYOSA" Ltd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ERATIVA DE ENERGIA Y CONSUMO DE IBARLUCE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ERATIVA DE OBRAS Y SERVICIOS PUBLICO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ERATIVA ELECTRICA DE AZUL LTD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ERATIVA ELECTRICA SERVICIOS ANEXO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OPERSIVE COOP.ELEC.SERV.PUBL.CONSU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SECHAS ARGENTINA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TECA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RETAL (Cooperativa Rural Eléctrica Tand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RUZ DE LORENA UT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RZ CONSTRUCCIONES SRL-TEL 3-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YRUS ELECTRIC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.P.E.C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 MARIA TECNOLOGI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E MARIA TECNOLOGIA APLICADA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L PLATA INGENIERI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RIA TECNOLOGI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ESARROLLADORA MONTEVERDI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 NOLFO JOR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MOLA HNOS.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SERGLASS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STROCUY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STROCUYO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ISTROCUYO SA - OBRAS ANDINAS SA -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STROCUYO S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OSEN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UO SUDAMERICANA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.A.C.E. Y E. BURBUJA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LA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LAP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LAP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L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LAR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M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N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N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NOR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NOR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R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S SA BAHIA BLA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S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SA S.A.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SA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DESAL S.A. EMPRESA DISTRIBUIDORA SAN LU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SU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SUR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ET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JE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COND CAPACITORE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CTRA COMERCIAL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CTRIFICADORA DEL VALLE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CTROMECAN. BOTTINO HNOS 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ktra Noreste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LEPRINT S.A-ESUCO S.A-SUPERCEMENT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print SA Martinez y Fuent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LFEC (Empresa de Luz y Fuerza Eléctri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A ELECTROMECANICA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MPRESA ENERGIA DE CUNDINAMAR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PRESA FEDERAL DE ENERGI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EL CHILE 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ERGIA ARGENTIN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ERGIA DE ENTRE RIOS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ERGIA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ERGY GROUP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ERSIS CHIL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ERSIS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LUZ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nte Pcial.Regulador de la Electricida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E (Rosario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E SANTA F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E SANTA FE (AGENCIA RAFAEL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E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P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QUIPEL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RCOLI JUAN CARL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SE&amp;CC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studios Y Servicios Para La Ingenieri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XA TECNOLOGIA SRL EN FORMACI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COEL ARGENTINA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RADAY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RADAY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ERRELEC SRL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dei. Obras de Transp para Abast Elect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dei. Obras de Transp para Abast Elect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DEICOMISO - EPE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DEICOMISO DOCTA URBANIZAC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IDEICOMISO DOCTA URBANIZACION INTELIG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DEICOMISO EDEN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deicomiso TRANSENER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ONTANA NICASTRO SAC - ALTO SUR SA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ARNJA TRES ARROYOS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GAS Y PETROLEO DEL NEUQUEN SA -MEDAN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NERACION CENTR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NERADORA TRANSANDIN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NNEIA 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S ARGENTINA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GIECO S.A. - SAPYC S.R.L. - CONSORCIO 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LOBAL ENERGY SOLUTION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GOBIERNO DE LA PROVINCIA DE RIO NEG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OMEZ HUGO CESAR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GRI CALVIÑO TOWERS ARGENTIN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O COBSO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O GG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ECMAR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IDRELCO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IDROELECTRICA LOS NIHUILE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CSA INGENIERIA Y COMPUTACI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CSA Ingenieria y Computació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LUBAIRES S 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ME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CR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DUSTRIAS CHIRINO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DUSTRIAS DEL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DUSTRIAS JUAN F. SECCO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 RONZ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. CARLOS MONTI (SAPYC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. PABLO MART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. RONZ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ALF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ENER ARG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ENER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ER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GESA 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SEM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SOTRON S.A. - Suc. Argentin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VECOR SA OPELMEC SRL - S.J.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CR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JOSE CARTELLONE CONTRUCCIONES CIVILES 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UAN CARLOS ROJAS Y NESTOR EZ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ULIO GARCIA E HIJ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UMAELECTRIC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IOSHI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 PAPELERA DEL PLAT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 PAPELERA DEL PLAT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MBERT INGENIERI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SKO - CODELER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SKO - PROA -- UT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LESKO S.A.C.I.F.I.A.-PROYECTOS Y OBR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VELTEC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YMER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LINEAS DE TRANSMISION DEL LITORAL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OBOS SANTIAGO OS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OMA NEGRA C.I.A.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S Industrial System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BRISIDER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DOPLAST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MINITEC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. ROY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QUINARIAS SAN FRANCISCO SRL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RTINEZ Y DE LA FUENTE- LEYMER - BRANDSEN -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RTINEZ Y DE LA FUENTE 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RTOS FERNANDO PABL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EDANITO S.A.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ETALURGICA D-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NTELECNOR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NTELECTRO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ONTELECTRO - PIETROBONI - TECSA -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NTELECTRO AMPER-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NTELECTRO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ONTELECTRO S.A. - AMPER S.A. - 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NTELECTRO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ONTELECTRO-PIETROBONI-TECSA-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PNTELECTRO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SU ENERGY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YEEL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APAL Y MUÑOZ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CC NATIONAL CONTRACTING CO. 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EBAR CONSTRUCCIONES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LLMANN SOCIEDAD ANONIM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V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UCLEOELECTRICA ARGENTIN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UEVO CERRO DRAG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UEVO CERRO DRAGON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Operadora Ferroviaria Sociedad del Est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RO PLAT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&amp;P ELECTRICIDAD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MPA ENERGI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N AMERICAN ENERG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N AMERICAN ENERGY LLC. ARG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AN AMERICAN ENERGY, S.L., SUCURSAL ARGENTIN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PELERA S.A. de GILES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TAGONIA ENERGI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ECOM SERVICIOS ENERGI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EM PRODUCTOS ELECTRICO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EPSICO DE ARGENTINA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ETROBRAS ARGENTINA SOCIEDAD ANONIM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ETROQ. <text:s/>COMODORO RIVADAV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ETROQ. COMODORO RIVADAV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FISTERER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IÑEIRO ELECTROTECNIA SH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OWERCHINA L.T.D. Sucursal Argentin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OWERCHINA LTD. SUCURSAL DE EMPRESA EXTRANJE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DIEL ARGENTIN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LEC - Proyectos y Electricidad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YECCION ELECTROLUZ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YECCION ELECTROLUZ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YECCION ELECTROLUZ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YECION ELECTROLUZ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VSELECT ARGENTIN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VSELECTARG.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IO CHICO S 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IOCA ZONA FRA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IZ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da Transformecánica Serv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STAGNO ELECTROMECANICA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VELLA CARRANZ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.E.CH.E.E.P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DES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PIC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PYC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ECRETARIA DE ENERGI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IE SERVICIOS DE ING. ELECTRICA S.R.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EMENS PER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EMEN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PAR ACEROS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MARENSOL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ENERGY ARGENTINA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OLAR DEL BOSQUE COUNTRY CLUB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PI ENERGY 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TOC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TOCK (BIEL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TOCK (LAGO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TOCK LA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PERCEMENTO SAI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6 INDUSTRIAL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BLELEC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BLELEC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DEO CZERWENY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REA SRL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ECNICAS MODERNAS APLICADAS S.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EL 3 S.A. DISTROCUYO S.A.-UNION TRANSITO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ELECTRIC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ERMOELECTRICA MANUEL BELGRANO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EYMA ABENGO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EYMA ABENGO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EYMA ABENGO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G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IERRA ALT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MC SUDAMERICAN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B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COMAHU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COMAHUE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COMAHUE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ENER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ENER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ransformers Marketing Company Sudameri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N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NE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NE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NO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NOA SA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RANSPORTADORA MAR DEL PLATA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RANSPORTADORA RIO COROND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ANSPORTEL PATAGONICA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INIDAD &amp; TOBAGO ELECTRICIT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ITEC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CSA 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CSA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ENSA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GEN S.A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UPEFE - UNID. PROV. DE ENLACE Y EJEC. D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USINA POP. COOP. NECOCHEA SEBASTIAN 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INA TAND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TE (UY)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UTE Rovella Carranza-Sistelec/ET Neuqu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ARI S.R.L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ARI SR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LASCO CARLOS MATI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FM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PF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PF ENERGIAS ELECTRICAS S.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PF ENERGIAS ELECTRICAS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PF S.A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PF 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PF YACIMIENTO LA VENTANA</text:p>
          </table:table-cell>
          <table:table-cell table:number-columns-repeated="16383"/>
        </table:table-row>
        <table:table-row table:number-rows-repeated="10482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entas06</meta:initial-creator>
    <dc:creator>ventas06</dc:creator>
    <meta:creation-date>2020-08-21T17:06:22Z</meta:creation-date>
    <dc:date>2020-08-21T17:07:16Z</dc:date>
  </office:meta>
</office:document-meta>
</file>